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9">
      <style:text-properties fo:font-size="10pt" style:font-size-asian="10pt" style:font-size-complex="10pt"/>
    </style:style>
    <style:style style:name="ce8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">
      <style:text-properties fo:font-size="10pt" style:font-size-asian="10pt" style:font-size-complex="10pt"/>
    </style:style>
    <style:style style:name="ce1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ce3"/>
        <table:table-column table:style-name="co1" table:default-cell-style-name="ce9"/>
        <table:table-column table:style-name="co2" table:number-columns-repeated="1020" table:default-cell-style-name="ce3"/>
        <table:table-row table:style-name="ro1">
          <table:table-cell table:style-name="ce1" table:number-columns-repeated="3"/>
          <table:table-cell table:style-name="ce6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6"/>
          <table:table-cell table:style-name="ce1">
            <draw:frame table:end-cell-address="Tabelle1.J26" table:end-x="0.4118in" table:end-y="0.072in" draw:z-index="0" draw:style-name="gr1" svg:width="4.6417in" svg:height="4.3059in" svg:x="0.2154in" svg:y="0.0197in">
              <draw:object draw:notify-on-update-of-ranges="Tabelle1.A4:Tabelle1.A15 Tabelle1.B3:Tabelle1.B3 Tabelle1.B4:Tabelle1.B15 Tabelle1.C3:Tabelle1.C3 Tabelle1.C4:Tabelle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onat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Januar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7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office:value-type="string">
            <text:p>Februar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7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office:value-type="string">
            <text:p>März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7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office:value-type="string">
            <text:p>April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7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Mai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7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Juni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7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office:value-type="string">
            <text:p>Juli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7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August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7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September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7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Oktober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7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November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7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office:value-type="string">
            <text:p>Dezember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7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5" table:formula="of:=SUM([.B4:.B15])" office:value-type="float" office:value="306">
            <text:p>306</text:p>
          </table:table-cell>
          <table:table-cell table:style-name="ce5" table:formula="of:=SUM([.C4:.C15])" office:value-type="float" office:value="354">
            <text:p>354</text:p>
          </table:table-cell>
          <table:table-cell table:style-name="ce8" table:formula="of:=ROUND([.C16]/[.B16]-1;2)" office:value-type="percentage" office:value="0.16">
            <text:p>16.0%</text:p>
          </table:table-cell>
          <table:table-cell table:style-name="ce10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8:16</dc:date>
    <meta:editing-duration>PT01H21M25S</meta:editing-duration>
    <meta:editing-cycles>14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1.323cm" chart:class="chart:bar" chart:style-name="ch1">
        <chart:legend chart:legend-position="end" svg:x="10.279cm" svg:y="5.166cm" chart:style-name="ch2"/>
        <chart:plot-area chart:style-name="ch3" table:cell-range-address="Tabelle1.A3:Tabelle1.C15" chart:data-source-has-labels="both" svg:x="0.269cm" svg:y="0.226cm" svg:width="9.776cm" svg:height="10.62cm">
          <chart:axis chart:dimension="x" chart:name="primary-x" chart:style-name="ch4">
            <chart:title svg:x="5.002cm" svg:y="10.5cm" chart:style-name="ch5">
              <text:p>Monat</text:p>
            </chart:title>
            <chart:categories table:cell-range-address="Tabelle1.A4:Tabelle1.A15"/>
          </chart:axis>
          <chart:axis chart:dimension="y" chart:name="primary-y" chart:style-name="ch6">
            <chart:title svg:x="0.236cm" svg:y="5.788cm" chart:style-name="ch7">
              <text:p>Umsatz</text:p>
            </chart:title>
            <chart:grid chart:style-name="ch8" chart:class="major"/>
          </chart:axis>
          <chart:series chart:style-name="ch9" chart:values-cell-range-address="Tabelle1.B4:Tabelle1.B15" chart:label-cell-address="Tabelle1.B3:Tabelle1.B3" chart:class="chart:bar">
            <chart:data-point chart:repeated="12"/>
          </chart:series>
          <chart:series chart:style-name="ch10" chart:values-cell-range-address="Tabelle1.C4:Tabelle1.C15" chart:label-cell-address="Tabelle1.C3:Tabelle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B3:Tabelle1.B3">2014</text:p>
              </table:table-cell>
              <table:table-cell office:value-type="string">
                <text:p text:id="Tabelle1.C3:Tabelle1.C3">2015</text:p>
              </table:table-cell>
            </table:table-row>
          </table:table-header-rows>
          <table:table-rows>
            <table:table-row>
              <table:table-cell office:value-type="string">
                <text:p text:id="Tabelle1.A4:Tabelle1.A15">Januar</text:p>
              </table:table-cell>
              <table:table-cell office:value-type="float" office:value="20">
                <text:p text:id="Tabelle1.B4:Tabelle1.B15">20</text:p>
              </table:table-cell>
              <table:table-cell office:value-type="float" office:value="24">
                <text:p text:id="Tabelle1.C4:Tabelle1.C15">24</text:p>
              </table:table-cell>
            </table:table-row>
            <table:table-row>
              <table:table-cell office:value-type="string">
                <text:p>Februar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ärz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i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i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ktober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z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